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table:number-columns-repeated="13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table:number-columns-repeated="13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.2" calcext:value-type="float">
            <text:p>1.2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9.2" calcext:value-type="float">
            <text:p>9.2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6.7" calcext:value-type="float">
            <text:p>6.7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4.2" calcext:value-type="float">
            <text:p>4.2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9.1" calcext:value-type="float">
            <text:p>9.1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.7" calcext:value-type="float">
            <text:p>1.7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9.5" calcext:value-type="float">
            <text:p>9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6.7" calcext:value-type="float">
            <text:p>6.7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 table:number-rows-repeated="955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6:29:51.491442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31T16:30:04.937592994</dc:date>
    <meta:editing-duration>PT5H36M40S</meta:editing-duration>
    <meta:editing-cycles>5</meta:editing-cycles>
    <meta:document-statistic meta:table-count="3" meta:cell-count="295" meta:object-count="0"/>
  </office:meta>
</office:document-meta>
</file>